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 manifest:full-path="Object 3/Pictures/"/>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pitch="variable" style:font-charset="x-symbol"/>
    <style:font-face style:name="Lucidasans" svg:font-family="Lucidasans"/>
    <style:font-face style:name="Bitstream Vera Sans Mono" svg:font-family="'Bitstream Vera Sans Mono'" style:font-family-generic="modern" style:font-pitch="fixed"/>
    <style:font-face style:name="Nimbus Sans L"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office:font-face-decls>
  <office:automatic-styles>
    <style:style style:name="Table1" style:family="table">
      <style:table-properties style:width="6in" table:align="center" style:shadow="none"/>
    </style:style>
    <style:style style:name="Table1.A" style:family="table-column">
      <style:table-column-properties style:column-width="6in"/>
    </style:style>
    <style:style style:name="Table1.A1" style:family="table-cell">
      <style:table-cell-properties fo:background-color="#c0c0c0" fo:padding="0.0201in" fo:border="0.0007in solid #000000">
        <style:background-image/>
      </style:table-cell-properties>
    </style:style>
    <style:style style:name="Table1.A2" style:family="table-cell">
      <style:table-cell-properties fo:padding="0.0201in" fo:border-left="0.0007in solid #000000" fo:border-right="0.0007in solid #000000" fo:border-top="none" fo:border-bottom="0.0007in solid #000000"/>
    </style:style>
    <style:style style:name="P1" style:family="paragraph" style:parent-style-name="Standard">
      <style:paragraph-properties>
        <style:tab-stops>
          <style:tab-stop style:position="0.3957in"/>
        </style:tab-stops>
      </style:paragraph-properties>
    </style:style>
    <style:style style:name="P2" style:family="paragraph" style:parent-style-name="Standard">
      <style:paragraph-properties>
        <style:tab-stops>
          <style:tab-stop style:position="0.3957in"/>
        </style:tab-stops>
      </style:paragraph-properties>
      <style:text-properties fo:font-weight="normal" style:font-weight-asian="bold" style:font-weight-complex="normal"/>
    </style:style>
    <style:style style:name="P3" style:family="paragraph" style:parent-style-name="Standard" style:list-style-name="L1">
      <style:paragraph-properties>
        <style:tab-stops>
          <style:tab-stop style:position="0.3957in"/>
        </style:tab-stops>
      </style:paragraph-properties>
      <style:text-properties fo:font-weight="normal" style:font-weight-asian="normal" style:font-weight-complex="normal"/>
    </style:style>
    <style:style style:name="P4" style:family="paragraph" style:parent-style-name="Standard" style:list-style-name="L2">
      <style:paragraph-properties>
        <style:tab-stops>
          <style:tab-stop style:position="0.3957in"/>
        </style:tab-stops>
      </style:paragraph-properties>
      <style:text-properties fo:font-weight="normal" style:font-weight-asian="normal" style:font-weight-complex="normal"/>
    </style:style>
    <style:style style:name="P5" style:family="paragraph" style:parent-style-name="Standard" style:list-style-name="L2">
      <style:paragraph-properties>
        <style:tab-stops>
          <style:tab-stop style:position="0.3957in"/>
        </style:tab-stops>
      </style:paragraph-properties>
    </style:style>
    <style:style style:name="P6" style:family="paragraph" style:parent-style-name="Standard" style:list-style-name="L3">
      <style:paragraph-properties>
        <style:tab-stops>
          <style:tab-stop style:position="0.3957in"/>
        </style:tab-stops>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normal" style:font-weight-asian="bold" style:font-weight-complex="normal"/>
    </style:style>
    <style:style style:name="fr1" style:family="graphic" style:parent-style-name="OLE">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4374in" text:min-label-width="0.25in"/>
        <style:text-properties style:font-name="StarSymbol"/>
      </text:list-level-style-bullet>
      <text:list-level-style-bullet text:level="3" text:style-name="Bullet_20_Symbols" style:num-suffix="." text:bullet-char="•">
        <style:list-level-properties text:space-before="0.8752in" text:min-label-width="0.25in"/>
        <style:text-properties style:font-name="StarSymbol"/>
      </text:list-level-style-bullet>
      <text:list-level-style-bullet text:level="4" text:style-name="Bullet_20_Symbols" style:num-suffix="." text:bullet-char="•">
        <style:list-level-properties text:space-before="1.3126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1874in" text:min-label-width="0.25in"/>
        <style:text-properties style:font-name="StarSymbol"/>
      </text:list-level-style-bullet>
      <text:list-level-style-bullet text:level="7" text:style-name="Bullet_20_Symbols" style:num-suffix="." text:bullet-char="•">
        <style:list-level-properties text:space-before="2.6252in" text:min-label-width="0.25in"/>
        <style:text-properties style:font-name="StarSymbol"/>
      </text:list-level-style-bullet>
      <text:list-level-style-bullet text:level="8" text:style-name="Bullet_20_Symbols" style:num-suffix="." text:bullet-char="•">
        <style:list-level-properties text:space-before="3.0626in" text:min-label-width="0.25in"/>
        <style:text-properties style:font-name="StarSymbol"/>
      </text:list-level-style-bullet>
      <text:list-level-style-bullet text:level="9" text:style-name="Bullet_20_Symbols" style:num-suffix="." text:bullet-char="•">
        <style:list-level-properties text:space-before="3.5in" text:min-label-width="0.25in"/>
        <style:text-properties style:font-name="StarSymbol"/>
      </text:list-level-style-bullet>
      <text:list-level-style-bullet text:level="10" text:style-name="Bullet_20_Symbols" style:num-suffix="." text:bullet-char="•">
        <style:list-level-properties text:space-before="3.9374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4374in" text:min-label-width="0.25in"/>
        <style:text-properties style:font-name="StarSymbol"/>
      </text:list-level-style-bullet>
      <text:list-level-style-bullet text:level="3" text:style-name="Bullet_20_Symbols" style:num-suffix="." text:bullet-char="•">
        <style:list-level-properties text:space-before="0.8752in" text:min-label-width="0.25in"/>
        <style:text-properties style:font-name="StarSymbol"/>
      </text:list-level-style-bullet>
      <text:list-level-style-bullet text:level="4" text:style-name="Bullet_20_Symbols" style:num-suffix="." text:bullet-char="•">
        <style:list-level-properties text:space-before="1.3126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1874in" text:min-label-width="0.25in"/>
        <style:text-properties style:font-name="StarSymbol"/>
      </text:list-level-style-bullet>
      <text:list-level-style-bullet text:level="7" text:style-name="Bullet_20_Symbols" style:num-suffix="." text:bullet-char="•">
        <style:list-level-properties text:space-before="2.6252in" text:min-label-width="0.25in"/>
        <style:text-properties style:font-name="StarSymbol"/>
      </text:list-level-style-bullet>
      <text:list-level-style-bullet text:level="8" text:style-name="Bullet_20_Symbols" style:num-suffix="." text:bullet-char="•">
        <style:list-level-properties text:space-before="3.0626in" text:min-label-width="0.25in"/>
        <style:text-properties style:font-name="StarSymbol"/>
      </text:list-level-style-bullet>
      <text:list-level-style-bullet text:level="9" text:style-name="Bullet_20_Symbols" style:num-suffix="." text:bullet-char="•">
        <style:list-level-properties text:space-before="3.5in" text:min-label-width="0.25in"/>
        <style:text-properties style:font-name="StarSymbol"/>
      </text:list-level-style-bullet>
      <text:list-level-style-bullet text:level="10" text:style-name="Bullet_20_Symbols" style:num-suffix="." text:bullet-char="•">
        <style:list-level-properties text:space-before="3.9374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itle</text:span>: Linux Kernel ZFS Port for Lustre Servers</text:p>
      <text:p text:style-name="P1"><text:span text:style-name="T1">Author</text:span>: Brian Behlendorf &lt;<text:a xlink:type="simple" xlink:href="mailto:behlendorf1@llnl.gov">behlendorf1@llnl.gov</text:a>&gt;</text:p>
      <text:p text:style-name="P1"><text:span text:style-name="T1">Date</text:span>: May 23<text:span text:style-name="T2">rd</text:span>, 2008</text:p>
      <text:p text:style-name="P1"/>
      <text:p text:style-name="Standard"><text:span text:style-name="T1">Summary</text:span>: For petascale Lustre deployments NNSA and CEA/DAM recognize the need for a strong underlying file system for Lustre Object Storage Targets (OST). <text:s/>One candidate is Sun's ZFS which contains many of the needed features and is available under the CDDL open source license. <text:s/>To properly evaluate ZFS LLNL has ported the DMU component of ZFS to the Linux kernel for analysis.</text:p>
      <text:p text:style-name="Standard"/>
      <text:p text:style-name="Standard"><text:span text:style-name="T1">Approach</text:span>: The strategy taken to port the DMU to the Linux kernel was to make as few modifications as possible to the DMU code proper. <text:s/>This allows us to easily re-base the port on the latest Sun ZFS source code which is under active development. <text:s/>To achieve this a shim layer was written, the Solaris Porting Layer (SPL), which provides a Solaris style API <text:s/>the DMU code can call directly. <text:s/>Internally the SPL maps this API to equivalent Linux kernel primitives. <text:s/>In the few cases where this approach does not work patches are applied directly to the DMU source.</text:p>
      <text:p text:style-name="Standard"/>
      <text:p text:style-name="Standard"><text:tab/></text:p>
      <table:table table:name="Table1" table:style-name="Table1">
        <table:table-column table:style-name="Table1.A"/>
        <table:table-header-rows>
          <table:table-row>
            <table:table-cell table:style-name="Table1.A1" office:value-type="string">
              <text:p text:style-name="Standard">Services Provides by the SPL Layer</text:p>
            </table:table-cell>
          </table:table-row>
        </table:table-header-rows>
        <table:table-row>
          <table:table-cell table:style-name="Table1.A2" office:value-type="string">
            <text:p text:style-name="Standard">Adaptive Mutex Interface</text:p>
          </table:table-cell>
        </table:table-row>
        <table:table-row>
          <table:table-cell table:style-name="Table1.A2" office:value-type="string">
            <text:p text:style-name="Standard">Memory /Slab Allocation Interfaces</text:p>
          </table:table-cell>
        </table:table-row>
        <table:table-row>
          <table:table-cell table:style-name="Table1.A2" office:value-type="string">
            <text:p text:style-name="Standard">Kernel Thread Interface</text:p>
          </table:table-cell>
        </table:table-row>
        <table:table-row>
          <table:table-cell table:style-name="Table1.A2" office:value-type="string">
            <text:p text:style-name="Standard">Read/Writer Lock Interface</text:p>
          </table:table-cell>
        </table:table-row>
        <table:table-row>
          <table:table-cell table:style-name="Table1.A2" office:value-type="string">
            <text:p text:style-name="Standard">Condition Variable Interface</text:p>
          </table:table-cell>
        </table:table-row>
        <table:table-row>
          <table:table-cell table:style-name="Table1.A2" office:value-type="string">
            <text:p text:style-name="Standard">Task Queue Interface</text:p>
          </table:table-cell>
        </table:table-row>
        <table:table-row>
          <table:table-cell table:style-name="Table1.A2" office:value-type="string">
            <text:p text:style-name="Standard">Block/Character Device Interfaces</text:p>
          </table:table-cell>
        </table:table-row>
        <table:table-row>
          <table:table-cell table:style-name="Table1.A2" office:value-type="string">
            <text:p text:style-name="Standard">Timer/Clock/Delay Interfaces</text:p>
          </table:table-cell>
        </table:table-row>
        <table:table-row>
          <table:table-cell table:style-name="Table1.A2" office:value-type="string">
            <text:p text:style-name="Standard">Panic/Assertion/Debug Interfaces</text:p>
          </table:table-cell>
        </table:table-row>
        <table:table-row>
          <table:table-cell table:style-name="Table1.A2" office:value-type="string">
            <text:p text:style-name="Standard">Kstat Interface</text:p>
          </table:table-cell>
        </table:table-row>
        <table:table-row>
          <table:table-cell table:style-name="Table1.A2" office:value-type="string">
            <text:p text:style-name="Standard">Credential/Callback/RNG/Misc Interfaces</text:p>
          </table:table-cell>
        </table:table-row>
        <table:table-row>
          <table:table-cell table:style-name="Table1.A2" office:value-type="string">
            <text:p text:style-name="Standard">SPL Test Infrastructure and Regression Suite</text:p>
          </table:table-cell>
        </table:table-row>
      </table:table>
      <text:p text:style-name="Standard"/>
      <text:p text:style-name="Standard"/>
      <text:p text:style-name="Standard">To characterize the performance of our kernel DMU port we then ported Sun's PIOS benchmark in to the Linux kernel. <text:s/>Renamed KPIOS this code can be used to simulate a large random lustre IO load in a single node test environment greatly simplifying the needed test infrastructure.</text:p>
      <text:p text:style-name="Standard"/>
      <text:p text:style-name="P1"><text:span text:style-name="T1"/></text:p>
      <text:p text:style-name="P1"><text:span text:style-name="T1"/></text:p>
      <text:p text:style-name="P1"><text:span text:style-name="T1">Results</text:span><text:span text:style-name="T3">: The results of this investigation were encouraging. <text:s/></text:span><text:span text:style-name="T4">Initial indications from the KPIOS benchmark show that it is possible to get very good 1MiB random IO performance. <text:s/>We can currently achieve IO rates as high as 79% of the expected peak write rate and 95% of the expected peak read rate under a 1MiB random IO workload. <text:s/>This expected peak rate is defined to be the observed sustained aggregate parallel streaming IO rate to all attached disks. <text:s/>The following modifications to the DMU <text:s/>were made during our investigation and they are listed in descending order of importance. <text:s/>A summery of these performance results can be found in appendix A and a detailed analysis is available in the attached spreadsheet.</text:span></text:p>
      <text:p text:style-name="P2"/>
      <text:list text:style-name="L1">
        <text:list-item>
          <text:list>
            <text:list-item>
              <text:p text:style-name="P3"><text:span text:style-name="T1">Disable Prefetch</text:span>: For reasons which are still not entirely clear disabling the DMU level prefetch dramatically improved read performance. <text:s/>A detailed analysis must still be done to clearly understand the complicated interplay between the DMU and Linux IO elevators.</text:p>
            </text:list-item>
          </text:list>
        </text:list-item>
      </text:list>
      <text:list text:style-name="L2">
        <text:list-item>
          <text:list>
            <text:list-item>
              <text:p text:style-name="P4"><text:span text:style-name="T1">Zero copy</text:span>: Copying data to/from an internal file system buffer before reading/writing it from disk is a well known performance bottleneck. <text:s/>While zero copy interfaces do not yet exist for the DMU we simulated this behavior in our testing to determine the expected performance improvement.</text:p>
            </text:list-item>
            <text:list-item>
              <text:p text:style-name="P5"><text:span text:style-name="T1">vdev_max_pending</text:span><text:span text:style-name="T3">: This is a DMU tuning which controls how many concurrent IO requests can be issued to the underlying block devices. <text:s/>Increasing this value greatly improved performance in the read case by allowing the Linux IO elevator to merge the relatively small IO requests (128k) issued by the DMU in to much larger requests before being issued to the disk. <text:s/>The penalty for this is increased latency and we are slightly subverting the DMU elevator which has a much better notion of IO priority. <text:s/>Ideally, we need to get the DMU to be able to submit large IO requests to the Linux elevator which can then use the 'noop' scheduler.</text:span></text:p>
            </text:list-item>
            <text:list-item>
              <text:p text:style-name="P5"><text:span text:style-name="T1">zfs_arc_max</text:span>: Carefully tuning the DMU ARC size which controls how much data is cached is critical in the current implementation. <text:s/>When the ARC is tuned too small the DMU will be unable to keep the drives busy and performance will suffer. <text:s/>Conversely if you allow the ARC to grow too large you hit performance issues due to the DMUs need for large expensive contiguous memory allocations. <text:s/>This value can be tuned effectively for benchmarking, but in the long term the DMUs appetite for large contiguous allocations must be quelled likely with a scatter/gather implementation.</text:p>
            </text:list-item>
            <text:list-item>
              <text:p text:style-name="P5"><text:span text:style-name="T1">Disable Checksums</text:span><text:span text:style-name="T3">: One major advantage of ZFS is that all data is checksummed and thus silent data corruption can be easily detected. <text:s/>This checksumming comes with additional overhead which negatively impacts performance. <text:s/>While we absolutely do not want to disable this checksumming in a real production environment it is possible to offload all this checksumming to the Lustre clients. <text:s/>This not only gets us true end-to-end checksumming which is desirable, but it removes this overhead from a single Lustre server and parallelizes it over your compute rich Lustre clients improving scalability. <text:s/>For this reason we felt that disabling checksumming was a fair way to simulate this performance improvement.</text:span></text:p>
              <text:p text:style-name="P4"/>
            </text:list-item>
          </text:list>
        </text:list-item>
      </text:list>
      <text:p text:style-name="P1"><text:span text:style-name="T1">Next Steps</text:span>: While we now have a working kernel port of the DMU there are still a few rough edges which need to be resolved.</text:p>
      <text:p text:style-name="P1"/>
      <text:list text:style-name="L3">
        <text:list-item>
          <text:p text:style-name="P6"><text:span text:style-name="T1">Stack Usage</text:span>: By Linux kernel standards ZFS is stack heavy using roughly 10k of stack space. This is absolutely fine on Solaris which has 16k stacks, unfortunately on x86_64 Linux kernels the default stack depth is 8k. <text:s/>For now we have overcome this issue by building custom linux kernels with 16k stacks for development. <text:s/>To make this port stable on Linux the stack usage must be reduced so it can be used with precompiled Linux kernels.</text:p>
        </text:list-item>
        <text:list-item>
          <text:p text:style-name="P6"><text:span text:style-name="T1">Scatter/Gather</text:span>: To reduce the need for large contiguous memory allocations, and to increase the maximum DMU chunk size beyond 128k scatter/gather interfaces need to be added to the DMU. <text:s/>This should help remove the need to do any manual tuning of 'vdev_max_pending' and 'zfs_arc_max'.</text:p>
        </text:list-item>
        <text:list-item>
          <text:p text:style-name="P6"><text:span text:style-name="T1">Lustre-ZFS Integration</text:span>: While the KPIOS benchmark provides a convenient interface for performance analysis the end goal is to interface the Lustre servers with the DMU. <text:s/>We must continue the work to interface our Linux kernel DMU port with a recent version of Lustre.</text:p>
        </text:list-item>
        <text:list-item>
          <text:p text:style-name="P6"><text:span text:style-name="T1">ZVOL</text:span>: Beyond the DMU which is strictly all that Lustre requires is a layer called the ZVOL. <text:s/>This layer sits on top of the DMU and provides a block interface to user space with all the benefits of a ZFS based file system. <text:s/>Completing this interface will provide a helpful user space access point to aid in debugging and performance analysis of the underlying DMU.</text:p>
        </text:list-item>
        <text:list-item>
          <text:p text:style-name="P6"><text:span text:style-name="T1">ZPL</text:span>: <text:s/>Additionally porting the ZFS posix layer, known as the ZPL, while not required would be a very helpful component for DMU based Lustre servers. <text:s/>Sun is currently planning to utilize the DMU in such a way that it will be possible to directly mount the ZFS based OSTs in an analogous manor to the current ldiskfs based OSTs. <text:s/>Porting the ZPL will allow easy data access on the Lustre servers. <text:s/>On a non-technical note, porting the ZPL will enable increased community support and backing for ZFS on Linux. <text:s/>A fully function port may also motivate Sun to dual license ZFS under the GPLv2 as they have expressed an interest in doing.</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Object2" text:anchor-type="paragraph" svg:x="0.0575in" svg:y="2.2972in" svg:width="6.8193in" svg:height="3.3071in" draw:z-index="1"><draw:object xlink:href="./Object 2" xlink:type="simple" xlink:show="embed" xlink:actuate="onLoad"/><draw:image xlink:href="./ObjectReplacements/Object 2" xlink:type="simple" xlink:show="embed" xlink:actuate="onLoad"/></draw:frame><draw:frame draw:style-name="fr1" draw:name="Object1" text:anchor-type="paragraph" svg:x="0.0472in" svg:y="0.3138in" svg:width="6.8311in" svg:height="1.6744in" draw:z-index="0"><draw:object xlink:href="./Object 1" xlink:type="simple" xlink:show="embed" xlink:actuate="onLoad"/><draw:image xlink:href="./ObjectReplacements/Object 1" xlink:type="simple" xlink:show="embed" xlink:actuate="onLoad"/></draw:frame><text:span text:style-name="T1">Appendix A</text:span>:<text:line-break/></text:p>
      <text:p text:style-name="P1"><draw:frame draw:style-name="fr1" draw:name="Object3" text:anchor-type="paragraph" svg:x="0.0681in" svg:y="3.4583in" svg:width="6.8028in" svg:height="3.2957in" draw:z-index="2"><draw:object xlink:href="./Object 3" xlink:type="simple" xlink:show="embed" xlink:actuate="onLoad"/><draw:image xlink:href="./ObjectReplacements/Object 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pitch="variable" style:font-charset="x-symbol"/>
    <style:font-face style:name="Lucidasans" svg:font-family="Lucidasans"/>
    <style:font-face style:name="Bitstream Vera Sans Mono" svg:font-family="'Bitstream Vera Sans Mono'" style:font-family-generic="modern" style:font-pitch="fixed"/>
    <style:font-face style:name="Nimbus Sans L"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Brian Behlendorf</meta:initial-creator>
    <meta:creation-date>2008-05-22T10:37:06</meta:creation-date>
    <dc:creator>Brian Behlendorf</dc:creator>
    <dc:date>2008-05-23T10:30:21</dc:date>
    <dc:language>en-US</dc:language>
    <meta:editing-cycles>34</meta:editing-cycles>
    <meta:editing-duration>PT6H58M2S</meta:editing-duration>
    <meta:user-defined meta:name="Info 1"/>
    <meta:user-defined meta:name="Info 2"/>
    <meta:user-defined meta:name="Info 3"/>
    <meta:user-defined meta:name="Info 4"/>
    <meta:document-statistic meta:table-count="1" meta:image-count="0" meta:object-count="3" meta:page-count="4" meta:paragraph-count="33" meta:word-count="1178" meta:character-count="70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1" svg:font-family="'Bitstream Vera Sans'" style:font-pitch="variable"/>
    <style:font-face style:name="Lucidasans" svg:font-family="Lucidasan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1.8626in"/>
    </style:style>
    <style:style style:name="co2" style:family="table-column">
      <style:table-column-properties fo:break-before="auto" style:column-width="0.8925in"/>
    </style:style>
    <style:style style:name="co3" style:family="table-column">
      <style:table-column-properties fo:break-before="auto" style:column-width="0.8335in"/>
    </style:style>
    <style:style style:name="co4" style:family="table-column">
      <style:table-column-properties fo:break-before="auto" style:column-width="1.0957in"/>
    </style:style>
    <style:style style:name="co5" style:family="table-column">
      <style:table-column-properties fo:break-before="auto" style:column-width="1.05in"/>
    </style:style>
    <style:style style:name="co6" style:family="table-column">
      <style:table-column-properties fo:break-before="auto" style:column-width="1.0398in"/>
    </style:style>
    <style:style style:name="co7" style:family="table-column">
      <style:table-column-properties fo:break-before="auto" style:column-width="1.1299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table-cell-properties fo:background-color="#00ffff"/>
    </style:style>
    <style:style style:name="ce2" style:family="table-cell" style:parent-style-name="Default">
      <style:table-cell-properties fo:background-color="#c0c0c0"/>
    </style:style>
    <style:style style:name="ce3" style:family="table-cell" style:parent-style-name="Default" style:data-style-name="N100">
      <style:table-cell-properties fo:background-color="#ff0000"/>
    </style:style>
    <style:style style:name="ce4" style:family="table-cell" style:parent-style-name="Default" style:data-style-name="N100"/>
    <style:style style:name="ce5" style:family="table-cell" style:parent-style-name="Default" style:data-style-name="N100">
      <style:table-cell-properties fo:background-color="#00ff00"/>
    </style:style>
    <style:style style:name="ce6" style:family="table-cell" style:parent-style-name="Default" style:data-style-name="N100">
      <style:table-cell-properties fo:background-color="#ffff00"/>
    </style:style>
    <style:style style:name="ce7" style:family="table-cell" style:parent-style-name="Default" style:data-style-name="N0">
      <style:table-cell-properties fo:background-color="#ff0000"/>
    </style:style>
    <style:style style:name="ce8" style:family="table-cell" style:parent-style-name="Default" style:data-style-name="N0"/>
    <style:style style:name="ce9" style:family="table-cell" style:parent-style-name="Default" style:data-style-name="N0">
      <style:table-cell-properties fo:background-color="#00ff00"/>
    </style:style>
    <style:style style:name="ce10" style:family="table-cell" style:parent-style-name="Default" style:data-style-name="N0">
      <style:table-cell-properties fo:background-color="#ffff00"/>
    </style:style>
    <style:style style:name="ce11" style:family="table-cell" style:parent-style-name="Default" style:data-style-name="N11">
      <style:table-cell-properties fo:background-color="#ff0000"/>
    </style:style>
    <style:style style:name="ce12" style:family="table-cell" style:parent-style-name="Default" style:data-style-name="N11"/>
    <style:style style:name="ce13" style:family="table-cell" style:parent-style-name="Default" style:data-style-name="N11">
      <style:table-cell-properties fo:background-color="#00ff00"/>
    </style:style>
    <style:style style:name="ce14" style:family="table-cell" style:parent-style-name="Default" style:data-style-name="N11">
      <style:table-cell-properties fo:background-color="#ffff00"/>
    </style:style>
    <style:style style:name="ce15" style:family="table-cell" style:parent-style-name="Default" style:data-style-name="N11">
      <style:table-cell-properties fo:background-color="#ff0000"/>
      <style:text-properties style:font-name="Bitstream Vera Sans" style:font-name-asian="Bitstream Vera Sans1" style:font-name-complex="Lucidasans"/>
    </style:style>
    <style:style style:name="ce16" style:family="table-cell" style:parent-style-name="Default" style:data-style-name="N11">
      <style:table-cell-properties fo:background-color="transparent"/>
    </style:style>
    <style:style style:name="ce17" style:family="table-cell" style:parent-style-name="Default" style:data-style-name="N11">
      <style:table-cell-properties fo:background-color="transparent"/>
      <style:text-properties style:font-name="Bitstream Vera Sans" style:font-name-asian="Bitstream Vera Sans1" style:font-name-complex="Lucidasans"/>
    </style:style>
    <style:style style:name="ce18" style:family="table-cell" style:parent-style-name="Default" style:data-style-name="N11">
      <style:table-cell-properties fo:background-color="#00ff00"/>
      <style:text-properties style:font-name="Bitstream Vera Sans" style:font-name-asian="Bitstream Vera Sans1" style:font-name-complex="Lucidasans"/>
    </style:style>
    <style:style style:name="ce19" style:family="table-cell" style:parent-style-name="Default">
      <style:table-cell-properties fo:background-color="#c0c0c0"/>
      <style:text-properties style:font-name="Bitstream Vera Sans" style:font-name-asian="Bitstream Vera Sans1" style:font-name-complex="Lucidasans"/>
    </style:style>
  </office:automatic-styles>
  <office:body>
    <office:spreadsheet>
      <table:table table:name="Summary" table:style-name="ta1" table:print="false">
        <table:table-column table:style-name="co1" table:default-cell-style-name="ce4"/>
        <table:table-column table:style-name="co2" table:default-cell-style-name="ce8"/>
        <table:table-column table:style-name="co3" table:default-cell-style-name="ce8"/>
        <table:table-column table:style-name="co4" table:default-cell-style-name="ce12"/>
        <table:table-column table:style-name="co5" table:default-cell-style-name="ce12"/>
        <table:table-column table:style-name="co6" table:default-cell-style-name="ce17"/>
        <table:table-column table:style-name="co7" table:default-cell-style-name="ce17"/>
        <table:table-row table:style-name="ro1">
          <table:table-cell table:style-name="ce1" office:value-type="string">
            <text:p>Performance Summary</text:p>
          </table:table-cell>
          <table:table-cell table:style-name="ce1" table:number-columns-repeated="6"/>
        </table:table-row>
        <table:table-row table:style-name="ro1">
          <table:table-cell table:style-name="ce2" office:value-type="string">
            <text:p>Test</text:p>
          </table:table-cell>
          <table:table-cell table:style-name="ce2" office:value-type="string">
            <text:p>Write MiB/s</text:p>
          </table:table-cell>
          <table:table-cell table:style-name="ce2" office:value-type="string">
            <text:p>Read MiB/s</text:p>
          </table:table-cell>
          <table:table-cell table:style-name="ce2" office:value-type="string">
            <text:p>Write % of DD</text:p>
          </table:table-cell>
          <table:table-cell table:style-name="ce2" office:value-type="string">
            <text:p>Read % of DD</text:p>
          </table:table-cell>
          <table:table-cell table:style-name="ce2" office:value-type="string">
            <text:p>Write % Delta</text:p>
          </table:table-cell>
          <table:table-cell table:style-name="ce19" office:value-type="string">
            <text:p>Read % Delta</text:p>
          </table:table-cell>
        </table:table-row>
        <table:table-row table:style-name="ro1">
          <table:table-cell table:style-name="ce3" office:value-type="string">
            <text:p>ZFS Baseline </text:p>
          </table:table-cell>
          <table:table-cell table:style-name="ce7" office:value-type="float" office:value="570.76">
            <text:p>570.76</text:p>
          </table:table-cell>
          <table:table-cell table:style-name="ce7" office:value-type="float" office:value="611.1">
            <text:p>611.1</text:p>
          </table:table-cell>
          <table:table-cell table:style-name="ce11" table:formula="oooc:=[.B3]/[.B10]" office:value-type="percentage" office:value="0.535653126071782">
            <text:p>53.57%</text:p>
          </table:table-cell>
          <table:table-cell table:style-name="ce11" table:formula="oooc:=[.C3]/[.C10]" office:value-type="percentage" office:value="0.589498430174795">
            <text:p>58.95%</text:p>
          </table:table-cell>
          <table:table-cell table:style-name="ce15" table:formula="oooc:=([.B3]/[.B3])-1" office:value-type="percentage" office:value="0">
            <text:p>0.00%</text:p>
          </table:table-cell>
          <table:table-cell table:style-name="ce15" table:formula="oooc:=([.C3]/[.C3])-1" office:value-type="percentage" office:value="0">
            <text:p>0.00%</text:p>
          </table:table-cell>
        </table:table-row>
        <table:table-row table:style-name="ro1">
          <table:table-cell office:value-type="string">
            <text:p>ZFS Disable Checksums</text:p>
          </table:table-cell>
          <table:table-cell office:value-type="float" office:value="602.57">
            <text:p>602.57</text:p>
          </table:table-cell>
          <table:table-cell office:value-type="float" office:value="610.542">
            <text:p>610.54</text:p>
          </table:table-cell>
          <table:table-cell table:formula="oooc:=[.B4]/[.B10]" office:value-type="percentage" office:value="0.565506524944063">
            <text:p>56.55%</text:p>
          </table:table-cell>
          <table:table-cell table:formula="oooc:=[.C4]/[.C10]" office:value-type="percentage" office:value="0.588960154730453">
            <text:p>58.90%</text:p>
          </table:table-cell>
          <table:table-cell table:style-name="ce16" table:formula="oooc:=([.B4]/[.B3])-1" office:value-type="percentage" office:value="0.0557327072675031">
            <text:p>5.57%</text:p>
          </table:table-cell>
          <table:table-cell table:style-name="ce16" table:formula="oooc:=([.C4]/[.C3])-1" office:value-type="percentage" office:value="-0.000913107511045674">
            <text:p>-0.09%</text:p>
          </table:table-cell>
        </table:table-row>
        <table:table-row table:style-name="ro1">
          <table:table-cell office:value-type="string">
            <text:p>ZFS Disable Prefetch</text:p>
          </table:table-cell>
          <table:table-cell office:value-type="float" office:value="557.684">
            <text:p>557.68</text:p>
          </table:table-cell>
          <table:table-cell office:value-type="float" office:value="822.076">
            <text:p>822.08</text:p>
          </table:table-cell>
          <table:table-cell table:formula="oooc:=[.B5]/[.B10]" office:value-type="percentage" office:value="0.523381417689073">
            <text:p>52.34%</text:p>
          </table:table-cell>
          <table:table-cell table:formula="oooc:=[.C5]/[.C10]" office:value-type="percentage" office:value="0.793016710005523">
            <text:p>79.30%</text:p>
          </table:table-cell>
          <table:table-cell table:style-name="ce16" table:formula="oooc:=([.B5]/[.B3])-1" office:value-type="percentage" office:value="-0.0229098044712314">
            <text:p>-2.29%</text:p>
          </table:table-cell>
          <table:table-cell table:style-name="ce16" table:formula="oooc:=([.C5]/[.C3])-1" office:value-type="percentage" office:value="0.345239731631484">
            <text:p>34.52%</text:p>
          </table:table-cell>
        </table:table-row>
        <table:table-row table:style-name="ro1">
          <table:table-cell office:value-type="string">
            <text:p>ZFS Simulated Zerocopy</text:p>
          </table:table-cell>
          <table:table-cell office:value-type="float" office:value="673.664">
            <text:p>673.66</text:p>
          </table:table-cell>
          <table:table-cell office:value-type="float" office:value="615.18">
            <text:p>615.18</text:p>
          </table:table-cell>
          <table:table-cell table:formula="oooc:=[.B6]/[.B10]" office:value-type="percentage" office:value="0.632227604460755">
            <text:p>63.22%</text:p>
          </table:table-cell>
          <table:table-cell table:formula="oooc:=[.C6]/[.C10]" office:value-type="percentage" office:value="0.593434207617297">
            <text:p>59.34%</text:p>
          </table:table-cell>
          <table:table-cell table:formula="oooc:=([.B6]/[.B3])-1" office:value-type="percentage" office:value="0.180292942743009">
            <text:p>18.03%</text:p>
          </table:table-cell>
          <table:table-cell table:formula="oooc:=([.C6]/[.C3])-1" office:value-type="percentage" office:value="0.00667648502700047">
            <text:p>0.67%</text:p>
          </table:table-cell>
        </table:table-row>
        <table:table-row table:style-name="ro1">
          <table:table-cell office:value-type="string">
            <text:p>ZFS pending=1024</text:p>
          </table:table-cell>
          <table:table-cell office:value-type="float" office:value="602.05">
            <text:p>602.05</text:p>
          </table:table-cell>
          <table:table-cell office:value-type="float" office:value="743.914">
            <text:p>743.91</text:p>
          </table:table-cell>
          <table:table-cell table:formula="oooc:=[.B7]/[.B10]" office:value-type="percentage" office:value="0.56501850962141">
            <text:p>56.50%</text:p>
          </table:table-cell>
          <table:table-cell table:formula="oooc:=[.C7]/[.C10]" office:value-type="percentage" office:value="0.717617632441585">
            <text:p>71.76%</text:p>
          </table:table-cell>
          <table:table-cell table:formula="oooc:=([.B7]/[.B3])-1" office:value-type="percentage" office:value="0.0548216413203448">
            <text:p>5.48%</text:p>
          </table:table-cell>
          <table:table-cell table:formula="oooc:=([.C7]/[.C3])-1" office:value-type="percentage" office:value="0.217335951562756">
            <text:p>21.73%</text:p>
          </table:table-cell>
        </table:table-row>
        <table:table-row table:style-name="ro1">
          <table:table-cell office:value-type="string">
            <text:p>ZFS arc=8g</text:p>
          </table:table-cell>
          <table:table-cell office:value-type="float" office:value="600.922">
            <text:p>600.92</text:p>
          </table:table-cell>
          <table:table-cell office:value-type="float" office:value="682.652">
            <text:p>682.65</text:p>
          </table:table-cell>
          <table:table-cell table:formula="oooc:=[.B8]/[.B10]" office:value-type="percentage" office:value="0.563959891767656">
            <text:p>56.40%</text:p>
          </table:table-cell>
          <table:table-cell table:formula="oooc:=[.C8]/[.C10]" office:value-type="percentage" office:value="0.658521162421345">
            <text:p>65.85%</text:p>
          </table:table-cell>
          <table:table-cell table:formula="oooc:=([.B8]/[.B3])-1" office:value-type="percentage" office:value="0.0528453290349711">
            <text:p>5.28%</text:p>
          </table:table-cell>
          <table:table-cell table:formula="oooc:=([.C8]/[.C3])-1" office:value-type="percentage" office:value="0.117087219767632">
            <text:p>11.71%</text:p>
          </table:table-cell>
        </table:table-row>
        <table:table-row table:style-name="ro1">
          <table:table-cell table:style-name="ce5" office:value-type="string">
            <text:p>ZFS (All Tunings)</text:p>
          </table:table-cell>
          <table:table-cell table:style-name="ce9" office:value-type="float" office:value="845.662">
            <text:p>845.66</text:p>
          </table:table-cell>
          <table:table-cell table:style-name="ce9" office:value-type="float" office:value="991.064">
            <text:p>991.06</text:p>
          </table:table-cell>
          <table:table-cell table:style-name="ce13" table:formula="oooc:=[.B9]/[.B10]" office:value-type="percentage" office:value="0.793646180356218">
            <text:p>79.36%</text:p>
          </table:table-cell>
          <table:table-cell table:style-name="ce13" table:formula="oooc:=[.C9]/[.C10]" office:value-type="percentage" office:value="0.956031209626498">
            <text:p>95.60%</text:p>
          </table:table-cell>
          <table:table-cell table:style-name="ce18" table:formula="oooc:=([.B9]/[.B3])-1" office:value-type="percentage" office:value="0.481642021164763">
            <text:p>48.16%</text:p>
          </table:table-cell>
          <table:table-cell table:style-name="ce18" table:formula="oooc:=([.C9]/[.C3])-1" office:value-type="percentage" office:value="0.621770577646866">
            <text:p>62.18%</text:p>
          </table:table-cell>
        </table:table-row>
        <table:table-row table:style-name="ro1">
          <table:table-cell table:style-name="ce6" office:value-type="string">
            <text:p>DD Parallel Streaming</text:p>
          </table:table-cell>
          <table:table-cell table:style-name="ce10" office:value-type="float" office:value="1065.5403137207">
            <text:p>1065.54</text:p>
          </table:table-cell>
          <table:table-cell table:style-name="ce10" office:value-type="float" office:value="1036.64398193359">
            <text:p>1036.64</text:p>
          </table:table-cell>
          <table:table-cell table:style-name="ce14" table:formula="oooc:=[.B10]/[.B10]" office:value-type="percentage" office:value="1">
            <text:p>100.00%</text:p>
          </table:table-cell>
          <table:table-cell table:style-name="ce14" table:formula="oooc:=[.C10]/[.C10]" office:value-type="percentage" office:value="1">
            <text:p>100.00%</text:p>
          </table:table-cell>
          <table:table-cell table:style-name="ce14" table:formula="oooc:=([.B10]/[.B10])-1" office:value-type="percentage" office:value="0">
            <text:p>0.00%</text:p>
          </table:table-cell>
          <table:table-cell table:style-name="ce14" table:formula="oooc:=([.C10]/[.C10])-1" office:value-type="percentage" office:value="0">
            <text:p>0.0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1" svg:font-family="'Bitstream Vera Sans'" style:font-pitch="variable"/>
    <style:font-face style:name="Lucidasans" svg:font-family="Lucidasan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none" style:country-asian="none" style:font-name-complex="Lucidasans"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8P0" style:volatile="true">
      <number:number number:decimal-places="2" number:min-integer-digits="1" number:grouping="true"/>
      <number:text> </number:text>
      <number:currency-symbol number:language="pt" number:country="PT">€</number:currency-symbol>
    </number:currency-style>
    <number:currency-style style:name="N108">
      <style:text-properties fo:color="#ff0000"/>
      <number:text>-</number:text>
      <number:number number:decimal-places="2" number:min-integer-digits="1" number:grouping="true"/>
      <number:text> </number:text>
      <number:currency-symbol number:language="pt" number:country="PT">€</number:currency-symbol>
      <style:map style:condition="value()&gt;=0" style:apply-style-name="N108P0"/>
    </number:currency-style>
    <number:number-style style:name="N110P0" style:volatile="true">
      <number:text>$</number:text>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3P0" style:volatile="true">
      <number:text>$</number:text>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text>$</number:text>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number:text>-</number:text>
      <number:number number:decimal-places="0" number:min-integer-digits="1" number:grouping="true"/>
      <style:map style:condition="value()&gt;=0" style:apply-style-name="N115P0"/>
    </number:number-style>
    <number:number-style style:name="N116P0" style:volatile="true">
      <number:number number:decimal-places="0" number:min-integer-digits="1" number:grouping="true"/>
    </number:number-style>
    <number:number-style style:name="N116">
      <style:text-properties fo:color="#ff0000"/>
      <number:text>-</number:text>
      <number:number number:decimal-places="0"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number:text>-</number:text>
      <number:number number:decimal-places="2"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number-style style:name="N122P0" style:volatile="true">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39P0" style:volatile="true">
      <number:number number:decimal-places="2" number:min-integer-digits="1"/>
    </number:number-style>
    <number:number-style style:name="N139">
      <style:text-properties fo:color="#ff0000"/>
      <number:number number:decimal-places="2" number:min-integer-digits="1"/>
      <style:map style:condition="value()&gt;=0" style:apply-style-name="N139P0"/>
    </number:number-style>
    <number:number-style style:name="N140">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5-23">05/23/2008</text:date>, <text:time>10:30: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Bitstream Vera Sans'" style:font-family-generic="swiss" style:font-pitch="variable" fo:font-size="15.5pt" style:font-family-asian="Gothic" style:font-pitch-asian="variable" style:font-size-asian="15.5pt" style:font-family-complex="Lucidasans" style:font-pitch-complex="variable" style:font-size-complex="15.5pt"/>
    </style:style>
    <style:style style:name="ch3" style:family="chart">
      <style:graphic-properties draw:fill="none"/>
      <style:text-properties fo:font-family="'Bitstream Vera Sans'" style:font-family-generic="swiss" style:font-pitch="variable" fo:font-size="7.09999990463257pt" style:font-family-asian="Gothic" style:font-pitch-asian="variable" style:font-size-asian="7.09999990463257pt" style:font-family-complex="Lucidasans" style:font-pitch-complex="variable" style:font-size-complex="7.09999990463257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Bitstream Vera Sans'" style:font-family-generic="swiss" style:font-pitch="variable" fo:font-size="8.30000019073486pt" style:font-family-asian="Gothic" style:font-pitch-asian="variable" style:font-size-asian="8.30000019073486pt" style:font-family-complex="Lucidasans" style:font-pitch-complex="variable" style:font-size-complex="8.30000019073486pt"/>
    </style:style>
    <style:style style:name="ch6" style:family="chart">
      <style:chart-properties style:direction="ltr"/>
      <style:graphic-properties draw:stroke="none" draw:fill="none" draw:fill-color="#ffffff"/>
      <style:text-properties fo:font-family="'Bitstream Vera Sans'" style:font-family-generic="swiss" style:font-pitch="variable" fo:font-size="10.8000001907349pt" style:font-family-asian="Gothic" style:font-pitch-asian="variable" style:font-size-asian="10.8000001907349pt" style:font-family-complex="Lucidasans" style:font-pitch-complex="variable" style:font-size-complex="10.8000001907349pt"/>
    </style:style>
    <style:style style:name="ch7"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Bitstream Vera Sans'" style:font-family-generic="swiss" style:font-pitch="variable" fo:font-size="8.30000019073486pt" style:font-family-asian="Gothic" style:font-pitch-asian="variable" style:font-size-asian="8.30000019073486pt" style:font-family-complex="Lucidasans" style:font-pitch-complex="variable" style:font-size-complex="8.3000001907348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Bitstream Vera Sans'" style:font-family-generic="swiss" style:font-pitch="variable" fo:font-size="7.09999990463257pt" style:font-family-asian="Gothic" style:font-pitch-asian="variable" style:font-size-asian="7.09999990463257pt" style:font-family-complex="Lucidasans" style:font-pitch-complex="variable" style:font-size-complex="7.09999990463257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Bitstream Vera Sans'" style:font-family-generic="swiss" style:font-pitch="variable" fo:font-size="7.09999990463257pt" style:font-family-asian="Gothic" style:font-pitch-asian="variable" style:font-size-asian="7.09999990463257pt" style:font-family-complex="Lucidasans" style:font-pitch-complex="variable" style:font-size-complex="7.09999990463257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17.321cm" svg:height="8.399cm" chart:class="chart:bar" chart:style-name="ch1">
        <chart:title svg:x="5.477cm" svg:y="0.167cm" chart:style-name="ch2">
          <text:p>Performance Summary</text:p>
        </chart:title>
        <chart:legend chart:legend-position="end" svg:x="15.348cm" svg:y="3.78cm" chart:style-name="ch3"/>
        <chart:plot-area chart:style-name="ch4" table:cell-range-address="Summary.$A$2:.$C$10" chart:data-source-has-labels="both" chart:table-number-list="1" svg:x="0.338cm" svg:y="1.137cm" svg:width="14.696cm" svg:height="7.094cm">
          <chart:axis chart:dimension="x" chart:name="primary-x" chart:style-name="ch5">
            <chart:title svg:x="7.757cm" svg:y="7.668cm" chart:style-name="ch6">
              <text:p>Test</text:p>
            </chart:title>
            <chart:categories table:cell-range-address="local-table.A2:.A9"/>
          </chart:axis>
          <chart:axis chart:dimension="y" chart:name="primary-y" chart:style-name="ch7">
            <chart:title svg:x="0.346cm" svg:y="4.257cm" chart:style-name="ch6">
              <text:p>MiB/s</text:p>
            </chart:title>
            <chart:grid chart:class="major"/>
          </chart:axis>
          <chart:series chart:style-name="ch8">
            <chart:data-point chart:repeated="8"/>
          </chart:series>
          <chart:series chart:style-name="ch9">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Write MiB/s</text:p>
              </table:table-cell>
              <table:table-cell office:value-type="string">
                <text:p>Read MiB/s</text:p>
              </table:table-cell>
            </table:table-row>
          </table:table-header-rows>
          <table:table-rows>
            <table:table-row>
              <table:table-cell office:value-type="string">
                <text:p>ZFS Baseline </text:p>
              </table:table-cell>
              <table:table-cell office:value-type="float" office:value="570.76">
                <text:p>570.76</text:p>
              </table:table-cell>
              <table:table-cell office:value-type="float" office:value="611.1">
                <text:p>611.1</text:p>
              </table:table-cell>
            </table:table-row>
            <table:table-row>
              <table:table-cell office:value-type="string">
                <text:p>ZFS Disable Checksums</text:p>
              </table:table-cell>
              <table:table-cell office:value-type="float" office:value="602.57">
                <text:p>602.57</text:p>
              </table:table-cell>
              <table:table-cell office:value-type="float" office:value="610.542">
                <text:p>610.542</text:p>
              </table:table-cell>
            </table:table-row>
            <table:table-row>
              <table:table-cell office:value-type="string">
                <text:p>ZFS Disable Prefetch</text:p>
              </table:table-cell>
              <table:table-cell office:value-type="float" office:value="557.684">
                <text:p>557.684</text:p>
              </table:table-cell>
              <table:table-cell office:value-type="float" office:value="822.076">
                <text:p>822.076</text:p>
              </table:table-cell>
            </table:table-row>
            <table:table-row>
              <table:table-cell office:value-type="string">
                <text:p>ZFS Simulated Zerocopy</text:p>
              </table:table-cell>
              <table:table-cell office:value-type="float" office:value="673.664">
                <text:p>673.664</text:p>
              </table:table-cell>
              <table:table-cell office:value-type="float" office:value="615.18">
                <text:p>615.18</text:p>
              </table:table-cell>
            </table:table-row>
            <table:table-row>
              <table:table-cell office:value-type="string">
                <text:p>ZFS pending=1024</text:p>
              </table:table-cell>
              <table:table-cell office:value-type="float" office:value="602.05">
                <text:p>602.05</text:p>
              </table:table-cell>
              <table:table-cell office:value-type="float" office:value="743.914">
                <text:p>743.914</text:p>
              </table:table-cell>
            </table:table-row>
            <table:table-row>
              <table:table-cell office:value-type="string">
                <text:p>ZFS arc=8g</text:p>
              </table:table-cell>
              <table:table-cell office:value-type="float" office:value="600.922">
                <text:p>600.922</text:p>
              </table:table-cell>
              <table:table-cell office:value-type="float" office:value="682.652">
                <text:p>682.652</text:p>
              </table:table-cell>
            </table:table-row>
            <table:table-row>
              <table:table-cell office:value-type="string">
                <text:p>ZFS (All Tunings)</text:p>
              </table:table-cell>
              <table:table-cell office:value-type="float" office:value="845.662">
                <text:p>845.662</text:p>
              </table:table-cell>
              <table:table-cell office:value-type="float" office:value="991.064">
                <text:p>991.064</text:p>
              </table:table-cell>
            </table:table-row>
            <table:table-row>
              <table:table-cell office:value-type="string">
                <text:p>DD Parallel Streaming</text:p>
              </table:table-cell>
              <table:table-cell office:value-type="float" office:value="1065.5403137207">
                <text:p>1065.5403137207</text:p>
              </table:table-cell>
              <table:table-cell office:value-type="float" office:value="1036.64398193359">
                <text:p>1036.64398193359</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Bitstream Vera Sans'" style:font-family-generic="swiss" style:font-pitch="variable" fo:font-size="15.5pt" style:font-family-asian="Gothic" style:font-pitch-asian="variable" style:font-size-asian="15.5pt" style:font-family-complex="Lucidasans" style:font-pitch-complex="variable" style:font-size-complex="15.5pt"/>
    </style:style>
    <style:style style:name="ch3" style:family="chart">
      <style:graphic-properties draw:fill="none"/>
      <style:text-properties fo:font-family="'Bitstream Vera Sans'" style:font-family-generic="swiss" style:font-pitch="variable" fo:font-size="7.09999990463257pt" style:font-family-asian="Gothic" style:font-pitch-asian="variable" style:font-size-asian="7.09999990463257pt" style:font-family-complex="Lucidasans" style:font-pitch-complex="variable" style:font-size-complex="7.09999990463257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Bitstream Vera Sans'" style:font-family-generic="swiss" style:font-pitch="variable" fo:font-size="8.30000019073486pt" style:font-family-asian="Gothic" style:font-pitch-asian="variable" style:font-size-asian="8.30000019073486pt" style:font-family-complex="Lucidasans" style:font-pitch-complex="variable" style:font-size-complex="8.30000019073486pt"/>
    </style:style>
    <style:style style:name="ch6" style:family="chart">
      <style:chart-properties style:direction="ltr"/>
      <style:graphic-properties draw:stroke="none" draw:fill="none" draw:fill-color="#ffffff"/>
      <style:text-properties fo:font-family="'Bitstream Vera Sans'" style:font-family-generic="swiss" style:font-pitch="variable" fo:font-size="10.8000001907349pt" style:font-family-asian="Gothic" style:font-pitch-asian="variable" style:font-size-asian="10.8000001907349pt" style:font-family-complex="Lucidasans" style:font-pitch-complex="variable" style:font-size-complex="10.8000001907349pt"/>
    </style:style>
    <style:style style:name="ch7" style:family="chart" style:data-style-name="N11">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Bitstream Vera Sans'" style:font-family-generic="swiss" style:font-pitch="variable" fo:font-size="8.30000019073486pt" style:font-family-asian="Gothic" style:font-pitch-asian="variable" style:font-size-asian="8.30000019073486pt" style:font-family-complex="Lucidasans" style:font-pitch-complex="variable" style:font-size-complex="8.3000001907348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Bitstream Vera Sans'" style:font-family-generic="swiss" style:font-pitch="variable" fo:font-size="7.09999990463257pt" style:font-family-asian="Gothic" style:font-pitch-asian="variable" style:font-size-asian="7.09999990463257pt" style:font-family-complex="Lucidasans" style:font-pitch-complex="variable" style:font-size-complex="7.09999990463257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Bitstream Vera Sans'" style:font-family-generic="swiss" style:font-pitch="variable" fo:font-size="7.09999990463257pt" style:font-family-asian="Gothic" style:font-pitch-asian="variable" style:font-size-asian="7.09999990463257pt" style:font-family-complex="Lucidasans" style:font-pitch-complex="variable" style:font-size-complex="7.09999990463257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17.278cm" svg:height="8.371cm" chart:class="chart:bar" chart:style-name="ch1">
        <chart:title svg:x="3.432cm" svg:y="0.164cm" chart:style-name="ch2">
          <text:p>Performance Summary (Percentages)</text:p>
        </chart:title>
        <chart:legend chart:legend-position="end" svg:x="14.904cm" svg:y="3.769cm" chart:style-name="ch3"/>
        <chart:plot-area chart:style-name="ch4" table:cell-range-address="Summary.$A$2:.$A$10 Summary.$D$2:.$E$10" chart:data-source-has-labels="both" chart:table-number-list="1 1" svg:x="0.336cm" svg:y="1.133cm" svg:width="14.469cm" svg:height="7.071cm">
          <chart:axis chart:dimension="x" chart:name="primary-x" chart:style-name="ch5">
            <chart:title svg:x="7.884cm" svg:y="7.64cm" chart:style-name="ch6">
              <text:p>Test</text:p>
            </chart:title>
            <chart:categories table:cell-range-address="local-table.A2:.A9"/>
          </chart:axis>
          <chart:axis chart:dimension="y" chart:name="primary-y" chart:style-name="ch7">
            <chart:title svg:x="0.344cm" svg:y="5.221cm" chart:style-name="ch6">
              <text:p>Percentage of DD</text:p>
            </chart:title>
            <chart:grid chart:class="major"/>
          </chart:axis>
          <chart:series chart:style-name="ch8">
            <chart:data-point chart:repeated="8"/>
          </chart:series>
          <chart:series chart:style-name="ch9">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Write % of DD</text:p>
              </table:table-cell>
              <table:table-cell office:value-type="string">
                <text:p>Read % of DD</text:p>
              </table:table-cell>
            </table:table-row>
          </table:table-header-rows>
          <table:table-rows>
            <table:table-row>
              <table:table-cell office:value-type="string">
                <text:p>ZFS Baseline </text:p>
              </table:table-cell>
              <table:table-cell office:value-type="float" office:value="0.53565312607178">
                <text:p>0.53565312607178</text:p>
              </table:table-cell>
              <table:table-cell office:value-type="float" office:value="0.589498430174793">
                <text:p>0.589498430174793</text:p>
              </table:table-cell>
            </table:table-row>
            <table:table-row>
              <table:table-cell office:value-type="string">
                <text:p>ZFS Disable Checksums</text:p>
              </table:table-cell>
              <table:table-cell office:value-type="float" office:value="0.565506524944062">
                <text:p>0.565506524944062</text:p>
              </table:table-cell>
              <table:table-cell office:value-type="float" office:value="0.588960154730451">
                <text:p>0.588960154730451</text:p>
              </table:table-cell>
            </table:table-row>
            <table:table-row>
              <table:table-cell office:value-type="string">
                <text:p>ZFS Disable Prefetch</text:p>
              </table:table-cell>
              <table:table-cell office:value-type="float" office:value="0.523381417689072">
                <text:p>0.523381417689072</text:p>
              </table:table-cell>
              <table:table-cell office:value-type="float" office:value="0.79301671000552">
                <text:p>0.79301671000552</text:p>
              </table:table-cell>
            </table:table-row>
            <table:table-row>
              <table:table-cell office:value-type="string">
                <text:p>ZFS Simulated Zerocopy</text:p>
              </table:table-cell>
              <table:table-cell office:value-type="float" office:value="0.632227604460754">
                <text:p>0.632227604460754</text:p>
              </table:table-cell>
              <table:table-cell office:value-type="float" office:value="0.593434207617295">
                <text:p>0.593434207617295</text:p>
              </table:table-cell>
            </table:table-row>
            <table:table-row>
              <table:table-cell office:value-type="string">
                <text:p>ZFS pending=1024</text:p>
              </table:table-cell>
              <table:table-cell office:value-type="float" office:value="0.565018509621409">
                <text:p>0.565018509621409</text:p>
              </table:table-cell>
              <table:table-cell office:value-type="float" office:value="0.717617632441582">
                <text:p>0.717617632441582</text:p>
              </table:table-cell>
            </table:table-row>
            <table:table-row>
              <table:table-cell office:value-type="string">
                <text:p>ZFS arc=8g</text:p>
              </table:table-cell>
              <table:table-cell office:value-type="float" office:value="0.563959891767654">
                <text:p>0.563959891767654</text:p>
              </table:table-cell>
              <table:table-cell office:value-type="float" office:value="0.658521162421343">
                <text:p>0.658521162421343</text:p>
              </table:table-cell>
            </table:table-row>
            <table:table-row>
              <table:table-cell office:value-type="string">
                <text:p>ZFS (All Tunings)</text:p>
              </table:table-cell>
              <table:table-cell office:value-type="float" office:value="0.793646180356216">
                <text:p>0.793646180356216</text:p>
              </table:table-cell>
              <table:table-cell office:value-type="float" office:value="0.956031209626495">
                <text:p>0.956031209626495</text:p>
              </table:table-cell>
            </table:table-row>
            <table:table-row>
              <table:table-cell office:value-type="string">
                <text:p>DD Parallel Streaming</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